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384cm" svg:height="4.908cm" svg:x="5.101cm" svg:y="3.139cm" svg:viewBox="0 0 3385 4909" svg:d="M1844 2274c769-118 1521 206 1540 1120s-669 1313-1350 1458c-681 144-1500 45-1970-620-85-130 543-790 616-619 240 559 847 562 1178 546 332-16 1203-188 829-752-374-563-1099-321-1659-373s-1255-643-957-1644c297-1000 1214-1358 1996-1388 781-31 1135 390 1251 839 41 161-650 693-682 451-60-566-1269-932-1824-169-554 763 263 1269 1032 1151z">
          <text:p/>
        </draw:path>
        <draw:path draw:style-name="gr2" draw:text-style-name="P1" draw:layer="layout" svg:width="0.902cm" svg:height="0.661cm" draw:transform="skewX (0.001221730476396) rotate (-2.1556561591382) translate (8.5527906519274cm 4.0454624998279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02cm" svg:height="0.661cm" draw:transform="rotate (-2.15687788961459) translate (5.929624478732cm 6.835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3.423cm" svg:height="4.91cm" svg:x="1.516cm" svg:y="3.139cm" svg:viewBox="0 0 3424 4911" svg:d="M1839 2314c769-118 1566 174 1585 1088s-724 1305-1405 1450c-681 144-1391 40-1826-471-85-130 516-810 600-644 220 441 719 438 1050 422 332-16 1258-180 884-744-374-563-1144-289-1704-341s-1249-571-951-1572c297-1000 1198-1470 1980-1500 781-31 1135 390 1251 839 41 161-650 693-682 451-60-566-1253-820-1808-57-554 763 257 1197 1026 1079z">
          <text:p/>
        </draw:path>
        <draw:path draw:style-name="gr2" draw:text-style-name="P1" draw:layer="layout" svg:width="0.902cm" svg:height="0.661cm" draw:transform="skewX (0.001221730476396) rotate (-2.1556561591382) translate (4.9527906519274cm 4.0454624998279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02cm" svg:height="0.661cm" draw:transform="rotate (-2.15687788961459) translate (2.451624478732cm 6.9516281084625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3T15:05:43.916000000</dc:date>
    <meta:editing-duration>PT2M53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